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92af" officeooo:paragraph-rsid="001492af"/>
    </style:style>
    <style:style style:name="P2" style:family="paragraph" style:parent-style-name="Standard">
      <style:paragraph-properties fo:text-align="justify" style:justify-single-word="false"/>
      <style:text-properties officeooo:rsid="001492af" officeooo:paragraph-rsid="001492af"/>
    </style:style>
    <style:style style:name="P3" style:family="paragraph" style:parent-style-name="Standard">
      <style:paragraph-properties fo:text-align="justify" style:justify-single-word="false"/>
      <style:text-properties officeooo:rsid="001492af" officeooo:paragraph-rsid="00199f65"/>
    </style:style>
    <style:style style:name="P4" style:family="paragraph" style:parent-style-name="Standard">
      <style:paragraph-properties fo:text-align="justify" style:justify-single-word="false"/>
      <style:text-properties officeooo:rsid="001492af" officeooo:paragraph-rsid="0032d3ea"/>
    </style:style>
    <style:style style:name="P5" style:family="paragraph" style:parent-style-name="Standard">
      <style:paragraph-properties fo:text-align="justify" style:justify-single-word="false"/>
      <style:text-properties officeooo:paragraph-rsid="0022abee"/>
    </style:style>
    <style:style style:name="P6" style:family="paragraph" style:parent-style-name="Standard">
      <style:paragraph-properties fo:text-align="justify" style:justify-single-word="false"/>
      <style:text-properties officeooo:paragraph-rsid="002ba262"/>
    </style:style>
    <style:style style:name="P7" style:family="paragraph" style:parent-style-name="Standard">
      <style:paragraph-properties fo:text-align="justify" style:justify-single-word="false"/>
      <style:text-properties officeooo:paragraph-rsid="0032d3ea"/>
    </style:style>
    <style:style style:name="P8" style:family="paragraph" style:parent-style-name="Standard">
      <style:paragraph-properties fo:text-align="justify" style:justify-single-word="false"/>
      <style:text-properties officeooo:rsid="001aa2b2" officeooo:paragraph-rsid="0022abee"/>
    </style:style>
    <style:style style:name="P9" style:family="paragraph" style:parent-style-name="Standard">
      <style:paragraph-properties fo:text-align="justify" style:justify-single-word="false"/>
      <style:text-properties officeooo:rsid="001aa2b2" officeooo:paragraph-rsid="0032d3ea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492af" officeooo:paragraph-rsid="001492a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c3431" officeooo:paragraph-rsid="001c46cc"/>
    </style:style>
    <style:style style:name="P12" style:family="paragraph" style:parent-style-name="Standard">
      <style:paragraph-properties fo:text-align="justify" style:justify-single-word="false"/>
      <style:text-properties officeooo:rsid="0029021b" officeooo:paragraph-rsid="0032d3ea"/>
    </style:style>
    <style:style style:name="P13" style:family="paragraph" style:parent-style-name="Standard">
      <style:paragraph-properties fo:text-align="justify" style:justify-single-word="false"/>
      <style:text-properties officeooo:rsid="002b6536" officeooo:paragraph-rsid="002ba262"/>
    </style:style>
    <style:style style:name="P14" style:family="paragraph" style:parent-style-name="Standard">
      <style:paragraph-properties fo:text-align="justify" style:justify-single-word="false"/>
      <style:text-properties officeooo:rsid="002ba262" officeooo:paragraph-rsid="002ba262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e1d1f" officeooo:paragraph-rsid="002e1d1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2e1d1f" officeooo:paragraph-rsid="0032d3ea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0259337" officeooo:paragraph-rsid="002acdd2"/>
    </style:style>
    <style:style style:name="P18" style:family="paragraph" style:parent-style-name="Standard">
      <style:paragraph-properties fo:text-align="justify" style:justify-single-word="false"/>
      <style:text-properties officeooo:rsid="002acdd2" officeooo:paragraph-rsid="0022abee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b6536" officeooo:paragraph-rsid="002b653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b6536" officeooo:paragraph-rsid="002ba262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fb5c6" officeooo:paragraph-rsid="002e1d1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e1d1f" officeooo:paragraph-rsid="002e1d1f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3141d6" officeooo:paragraph-rsid="002e1d1f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e1d1f" officeooo:paragraph-rsid="0037cf8e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37cf8e" officeooo:paragraph-rsid="0037cf8e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3958ff" officeooo:paragraph-rsid="003958ff" style:font-weight-asian="bold" style:font-weight-complex="bold"/>
    </style:style>
    <style:style style:name="T1" style:family="text">
      <style:text-properties officeooo:rsid="001492af"/>
    </style:style>
    <style:style style:name="T2" style:family="text">
      <style:text-properties officeooo:rsid="0016769c"/>
    </style:style>
    <style:style style:name="T3" style:family="text">
      <style:text-properties officeooo:rsid="001a6303"/>
    </style:style>
    <style:style style:name="T4" style:family="text">
      <style:text-properties officeooo:rsid="001c3431"/>
    </style:style>
    <style:style style:name="T5" style:family="text">
      <style:text-properties officeooo:rsid="001c46cc"/>
    </style:style>
    <style:style style:name="T6" style:family="text">
      <style:text-properties officeooo:rsid="001e3d4a"/>
    </style:style>
    <style:style style:name="T7" style:family="text">
      <style:text-properties officeooo:rsid="001fcdec"/>
    </style:style>
    <style:style style:name="T8" style:family="text">
      <style:text-properties officeooo:rsid="00213e0a"/>
    </style:style>
    <style:style style:name="T9" style:family="text">
      <style:text-properties fo:font-variant="normal" fo:text-transform="none" fo:color="#000000" style:font-name="Calibri" fo:font-size="9.75pt" fo:letter-spacing="normal" fo:font-style="normal" fo:font-weight="normal" officeooo:rsid="00213e0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3e0a" style:font-weight-asian="bold" style:font-weight-complex="bold"/>
    </style:style>
    <style:style style:name="T12" style:family="text">
      <style:text-properties fo:font-weight="bold" officeooo:rsid="001a6303" style:font-weight-asian="bold" style:font-weight-complex="bold"/>
    </style:style>
    <style:style style:name="T13" style:family="text">
      <style:text-properties fo:font-weight="bold" officeooo:rsid="001492af" style:font-weight-asian="bold" style:font-weight-complex="bold"/>
    </style:style>
    <style:style style:name="T14" style:family="text">
      <style:text-properties fo:font-weight="bold" officeooo:rsid="0016769c" style:font-weight-asian="bold" style:font-weight-complex="bold"/>
    </style:style>
    <style:style style:name="T15" style:family="text">
      <style:text-properties fo:font-weight="bold" officeooo:rsid="001c46cc" style:font-weight-asian="bold" style:font-weight-complex="bold"/>
    </style:style>
    <style:style style:name="T16" style:family="text">
      <style:text-properties fo:font-weight="bold" officeooo:rsid="00259337" style:font-weight-asian="bold" style:font-weight-complex="bold"/>
    </style:style>
    <style:style style:name="T17" style:family="text">
      <style:text-properties fo:font-weight="bold" officeooo:rsid="0029cf4d" style:font-weight-asian="bold" style:font-weight-complex="bold"/>
    </style:style>
    <style:style style:name="T18" style:family="text">
      <style:text-properties fo:font-weight="bold" officeooo:rsid="002acdd2" style:font-weight-asian="bold" style:font-weight-complex="bold"/>
    </style:style>
    <style:style style:name="T19" style:family="text">
      <style:text-properties fo:font-weight="bold" officeooo:rsid="003141d6" style:font-weight-asian="bold" style:font-weight-complex="bold"/>
    </style:style>
    <style:style style:name="T20" style:family="text">
      <style:text-properties fo:font-weight="bold" officeooo:rsid="002e1d1f" style:font-weight-asian="bold" style:font-weight-complex="bold"/>
    </style:style>
    <style:style style:name="T21" style:family="text">
      <style:text-properties fo:font-weight="bold" officeooo:rsid="0032d3ea" style:font-weight-asian="bold" style:font-weight-complex="bold"/>
    </style:style>
    <style:style style:name="T22" style:family="text">
      <style:text-properties officeooo:rsid="00259337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989be" style:font-weight-asian="normal" style:font-weight-complex="normal"/>
    </style:style>
    <style:style style:name="T25" style:family="text">
      <style:text-properties fo:font-weight="normal" officeooo:rsid="0029cf4d" style:font-weight-asian="normal" style:font-weight-complex="normal"/>
    </style:style>
    <style:style style:name="T26" style:family="text">
      <style:text-properties fo:font-weight="normal" officeooo:rsid="002acdd2" style:font-weight-asian="normal" style:font-weight-complex="normal"/>
    </style:style>
    <style:style style:name="T27" style:family="text">
      <style:text-properties fo:font-weight="normal" officeooo:rsid="002b6536" style:font-weight-asian="normal" style:font-weight-complex="normal"/>
    </style:style>
    <style:style style:name="T28" style:family="text">
      <style:text-properties fo:font-weight="normal" officeooo:rsid="002ba262" style:font-weight-asian="normal" style:font-weight-complex="normal"/>
    </style:style>
    <style:style style:name="T29" style:family="text">
      <style:text-properties fo:font-weight="normal" officeooo:rsid="002fb5c6" style:font-weight-asian="normal" style:font-weight-complex="normal"/>
    </style:style>
    <style:style style:name="T30" style:family="text">
      <style:text-properties fo:font-weight="normal" officeooo:rsid="003141d6" style:font-weight-asian="normal" style:font-weight-complex="normal"/>
    </style:style>
    <style:style style:name="T31" style:family="text">
      <style:text-properties fo:font-weight="normal" officeooo:rsid="003467b5" style:font-weight-asian="normal" style:font-weight-complex="normal"/>
    </style:style>
    <style:style style:name="T32" style:family="text">
      <style:text-properties fo:font-weight="normal" officeooo:rsid="0037cf8e" style:font-weight-asian="normal" style:font-weight-complex="normal"/>
    </style:style>
    <style:style style:name="T33" style:family="text">
      <style:text-properties fo:font-weight="normal" officeooo:rsid="003958ff" style:font-weight-asian="normal" style:font-weight-complex="normal"/>
    </style:style>
    <style:style style:name="T34" style:family="text">
      <style:text-properties officeooo:rsid="0029cf4d"/>
    </style:style>
    <style:style style:name="T35" style:family="text">
      <style:text-properties officeooo:rsid="002acdd2"/>
    </style:style>
    <style:style style:name="T36" style:family="text">
      <style:text-properties officeooo:rsid="0032d3ea"/>
    </style:style>
    <style:style style:name="T37" style:family="text">
      <style:text-properties officeooo:rsid="003467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ógica Computacional</text:p>
      <text:p text:style-name="P1"/>
      <text:p text:style-name="P2"><text:tab/>Definições de alguns termos importantes e muito utilizados na lógica.</text:p>
      <text:p text:style-name="P2"/>
      <text:p text:style-name="P2">- <text:span text:style-name="T5">O </text:span><text:span text:style-name="T15">termo</text:span><text:span text:style-name="T5"> é um componente base da <text:s/>proposição é uma parte da mesma e ela é sempre neutra ou seja, ele não faz juízo de valores, não é verdadeiro não é falso. Ex: Homem e Mortal.</text:span></text:p>
      <text:p text:style-name="P2"/>
      <text:p text:style-name="P9">- <text:span text:style-name="T10">Lógica</text:span> <text:span text:style-name="T10">Forma</text:span><text:span text:style-name="T19">l ou Simbólica</text:span>: <text:span text:style-name="T4">Utilizada para desenvolver uma cadeia de pensamentos, que permitem reconhecer contradições e eliminar a probabilidade de erros. Serve para verificar se tem discernimento ou seja, <text:s text:c="2"/>serve para verificar se uma ideia está sendo colocada de uma forma verdadeira ou falsa.</text:span></text:p>
      <text:p text:style-name="P9"/>
      <text:p text:style-name="P2">→<text:span text:style-name="T36"> </text:span><text:span text:style-name="T10">Proposição</text:span>:<text:tab/>consiste em um enunciado, uma frase declarativa. <text:span text:style-name="T6">Que tem a funcionalidade de julgamento podendo ser verdadeiro, falso ou neutro<text:tab/></text:span>. É <text:span text:style-name="T7">uma sentença que afirma ou nega algum de outra. Ex: Sócrates é mortal – v / Sócrates é imortal – f / Tenha um bom dia – neutro (não faz juízo de valores).</text:span></text:p>
      <text:p text:style-name="P2"/>
      <text:p text:style-name="P4"><text:span text:style-name="T10">→</text:span><text:span text:style-name="T21"> </text:span><text:span text:style-name="T10">Premissas</text:span>: <text:span text:style-name="T22">consistem em proposições que são utilizadas como base para um raciocínio.</text:span></text:p>
      <text:p text:style-name="P2"/>
      <text:p text:style-name="P4"><text:span text:style-name="T10">→</text:span><text:span text:style-name="T21"> </text:span><text:span text:style-name="T14">Argumento</text:span><text:span text:style-name="T2">: conjunto de enunciados que se relacionam uns com os outros. Razão, raciocínio que conduz à indução ou dedução de algo.</text:span></text:p>
      <text:p text:style-name="P3"/>
      <text:p text:style-name="P7"><text:span text:style-name="T13">→</text:span><text:span text:style-name="T21"> </text:span><text:span text:style-name="T13">Silogismo</text:span><text:span text:style-name="T1">: consiste em um raciocínio dedutivo, é necessário a existência de pelo menos 2 premissa para chegar-se a uma conclusão, a logica é o caminho para o silogismo, podendo ser verdadeiro ou falso. Ex: Todo Homem é mortal – premissa Maior / Sócrates é homem – premissa menor / Logo Sócrates é mortal – conclusão.</text:span></text:p>
      <text:p text:style-name="P3"/>
      <text:p text:style-name="P4"><text:span text:style-name="T10">→</text:span><text:span text:style-name="T21"> </text:span><text:span text:style-name="T12">Falácia</text:span><text:span text:style-name="T3">: consiste em argumentos que logicamente estão incorretos. Qualquer <text:s/>enunciado <text:s/>ou raciocínio falso que entretanto simula a veracidade;</text:span></text:p>
      <text:p text:style-name="P11"><text:s/></text:p>
      <text:p text:style-name="P8">- <text:span text:style-name="T11">Logica</text:span><text:span text:style-name="T8"> </text:span><text:span text:style-name="T11">Transcendental</text:span><text:span text:style-name="T8">: Trata-se da receptividade das impressões por meio de nossos sentidos e a faculdade de conhecer um objeto por representações mentais, a partir do pensamento.</text:span></text:p>
      <text:p text:style-name="P8"/>
      <text:p text:style-name="P7"><text:span text:style-name="T20">→</text:span><text:span text:style-name="T21"> </text:span><text:span text:style-name="T11">Conhecimento</text:span><text:span text:style-name="T8"> </text:span><text:span text:style-name="T11">puro</text:span><text:span text:style-name="T8">: ou também conhecimento como Priori, ao qual é tomado pela razão, que não se mescla com a sensação não depende de nenhuma informação vinda de nosso sentido. </text:span><text:span text:style-name="T9">Ex: duas linhas paralelas jamais se encontraram no espaço..</text:span></text:p>
      <text:p text:style-name="P8"/>
      <text:p text:style-name="P7"><text:span text:style-name="T20">→</text:span><text:span text:style-name="T21"> </text:span><text:span text:style-name="T11">Conhecimento</text:span><text:span text:style-name="T8"> </text:span><text:span text:style-name="T11">Empírico</text:span><text:span text:style-name="T8">: ou conhecimento posteriori, ao contrário do priori, parte especialmente do nossos sentidos, á observação, experimentação, com base na presença real de determinado objeto. E</text:span>x: livro teve a capa verde.</text:p>
      <text:p text:style-name="P5"/>
      <text:p text:style-name="P12"><text:span text:style-name="T20">→</text:span><text:span text:style-name="T21"> </text:span><text:span text:style-name="T10">Inferência:</text:span><text:span text:style-name="T23"> Processo que permite chegar a conclusão a partir de premissas, constituindo </text:span><text:span text:style-name="T24">a argumentação lógica perfeita. Tendo dois tipos: indutiva e dedutiva. </text:span><text:span text:style-name="T25">Inferência inválida é chamada </text:span><text:span text:style-name="T17">f</text:span><text:span text:style-name="T18">a</text:span><text:span text:style-name="T17">lácia.</text:span></text:p>
      <text:p text:style-name="P5"/>
      <text:p text:style-name="P7"><text:span text:style-name="T20">→</text:span><text:span text:style-name="T21"> </text:span><text:span text:style-name="T16">Lógica dedutiva</text:span><text:span text:style-name="T22">: Parte de premissas afirmativas ou leis mais gerais permitindo a obtenção de verdades menos gerias ou particulares.</text:span></text:p>
      <text:p text:style-name="P17"><text:s/>Ex:</text:p>
      <text:p text:style-name="P5"><text:span text:style-name="T35">&gt;</text:span> <text:span text:style-name="T34">Todos o analista de sistemas sabe programar.</text:span></text:p>
      <text:p text:style-name="P18">&gt; Mariana é analista de sistemas.<text:tab/></text:p>
      <text:p text:style-name="P5">! <text:s/><text:span text:style-name="T34">Portanto, Mariana sabe programar.</text:span></text:p>
      <text:p text:style-name="P5"/>
      <text:p text:style-name="P7"><text:soft-page-break/><text:span text:style-name="T20">→</text:span><text:span text:style-name="T21"> </text:span><text:span text:style-name="T16">Lógica indutiva: </text:span><text:span text:style-name="T26">Trata-se de argumentos que permitem conclusões gerais a partir de casos particulares. </text:span><text:span text:style-name="T27">Inferência indutiva ou indução.</text:span></text:p>
      <text:p text:style-name="P19">Ex:</text:p>
      <text:p text:style-name="P19">&gt; Mariana é analista de sistemas e sabe programar.</text:p>
      <text:p text:style-name="P19">&gt; Enzo é analista de sistemas e sabe programar.</text:p>
      <text:p text:style-name="P19">&gt; Mario é analista de sistemas se sabe programar.</text:p>
      <text:p text:style-name="P19">&gt; Fernanda é analista de sistemas e sabe programar.</text:p>
      <text:p text:style-name="P19">&gt; Miguel é analista de sistemas e sabe programar.</text:p>
      <text:p text:style-name="P19">! <text:s/>Portanto, todo o analista de sistemas sabem programar.</text:p>
      <text:p text:style-name="P19"/>
      <text:p text:style-name="P14"><text:span text:style-name="T23">A partir de uma pesquisa feita com dezenas de analistas de sistemas, chegamos a conclusão geral com relação a <text:s/>eles. Mas na lógica indutiva um </text:span><text:span text:style-name="T10">único contraexemplo </text:span><text:span text:style-name="T23"><text:s/>é capaz de invalidar todo um raciocínio.</text:span></text:p>
      <text:p text:style-name="P19"/>
      <text:p text:style-name="P20">Ex:</text:p>
      <text:p text:style-name="P20">&gt; Mariana é analista de sistemas e sabe programar.</text:p>
      <text:p text:style-name="P20">&gt; Enzo é analista de sistemas e sabe programar.</text:p>
      <text:p text:style-name="P20">&gt; Mario é analista de sistemas se sabe programar.</text:p>
      <text:p text:style-name="P6"><text:span text:style-name="T27">&gt; Fernanda é analista de sistemas e </text:span><text:span text:style-name="T28">não </text:span><text:span text:style-name="T27">sabe programar.</text:span></text:p>
      <text:p text:style-name="P20">&gt; Miguel é analista de sistemas e sabe programar.</text:p>
      <text:p text:style-name="P13"><text:span text:style-name="T23">! <text:s/>Portanto, </text:span><text:span text:style-name="T28">nem </text:span><text:span text:style-name="T23">todo o analista de sistemas sabem programar.</text:span></text:p>
      <text:p text:style-name="P5"/>
      <text:p text:style-name="P5"/>
      <text:p text:style-name="P15">- Lógica Clássica: <text:span text:style-name="T23">Regida basicamente por três princípios: o da Identidade, o da não contradição, e o do terceiro excluído. Todos esse 3 princípios são facilmente compreendidos. O mais importante é que esse princípios funcionam como leis que permitirão a formulação de <text:s/>conclusões lógicas </text:span><text:span text:style-name="T29">sobre proposições, mesmo que não estava familiarizados com a natureza daquilo que está sendo discutido.</text:span></text:p>
      <text:p text:style-name="P21"/>
      <text:p text:style-name="P15">→<text:span text:style-name="T36"> Princípio da Identidade:</text:span><text:span text:style-name="T29"> </text:span></text:p>
      <text:p text:style-name="P22"/>
      <text:p text:style-name="P16">→<text:span text:style-name="T36"> Princípio da não Condição:</text:span><text:span text:style-name="T30"> </text:span></text:p>
      <text:p text:style-name="P23"/>
      <text:p text:style-name="P16">→<text:span text:style-name="T36"> Princípio do Terceiro Excluído:</text:span><text:span text:style-name="T30"> </text:span></text:p>
      <text:p text:style-name="P23"/>
      <text:p text:style-name="P24">- <text:span text:style-name="T37">Conectivos:</text:span><text:span text:style-name="T31"> Operações lógicas, estas operações obedecem a regras de um </text:span><text:span text:style-name="T32">cálculo proposicional, semelhante a aritmética <text:s/>sobre os números. Servem para conectar proposições declarativas, os principais conectivos são representados atualmente pelos seguintes símbolos:</text:span></text:p>
      <text:p text:style-name="P24"><text:span text:style-name="T32"><text:s/></text:span></text:p>
      <text:p text:style-name="P24"><text:span text:style-name="T32">( ~ ) Corresponde a lógica <text:s/>de negação.</text:span></text:p>
      <text:p text:style-name="P25"><text:span text:style-name="T23">( ^ ) Operação lógica Conjunção (and / &amp; / e).</text:span></text:p>
      <text:p text:style-name="P25"><text:span text:style-name="T23">( </text:span><text:span text:style-name="T33">v ) Operação lógica Disjunção. (or / ou).</text:span></text:p>
      <text:p text:style-name="P26"><text:span text:style-name="T23">(→) Operação Lógica Condicional (se / então).</text:span></text:p>
      <text:p text:style-name="P26"><text:span text:style-name="T23">(↔) Operação Lógica Bicondicional (se/ e / somente se).</text:span></text:p>
      <text:p text:style-name="P26"><text:span text:style-name="T23"/></text:p>
      <text:p text:style-name="P25"><text:span text:style-name="T2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6:06:20.862469176</meta:creation-date>
    <dc:date>2020-02-19T23:13:08.696201644</dc:date>
    <meta:editing-duration>PT8H55M6S</meta:editing-duration>
    <meta:editing-cycles>17</meta:editing-cycles>
    <meta:generator>LibreOffice/6.3.4.2$Linux_X86_64 LibreOffice_project/30$Build-2</meta:generator>
    <meta:document-statistic meta:table-count="0" meta:image-count="0" meta:object-count="0" meta:page-count="2" meta:paragraph-count="46" meta:word-count="735" meta:character-count="4574" meta:non-whitespace-character-count="3856"/>
  </office:meta>
</office:document-meta>
</file>